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margin-top="0.635cm" fo:margin-bottom="0.212cm" style:contextual-spacing="false" fo:line-height="138%" style:writing-mode="lr-tb"/>
      <style:text-properties fo:font-variant="normal" fo:text-transform="none" fo:color="#000000" loext:opacity="100%" style:text-line-through-style="none" style:text-line-through-type="none" style:font-name="Arial" fo:font-size="16pt" fo:font-style="normal" style:text-underline-style="none" fo:font-weight="normal" style:text-blinking="false" fo:background-color="transparent"/>
    </style:style>
    <style:style style:name="P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cm" fo:margin-bottom="0.423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423cm" fo:margin-bottom="0.423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fcb254af-7fff-1945-8aca-469872c88a97"/>Les jeux de plateau ont toujours été une source d'amusement et de défis intellectuels pour les amateurs de jeux. Dans le cadre de notre projet, nous avons entrepris de concevoir et de développer un jeu de plateau captivant qui allie stratégie, réflexion et plaisir ludique. Le jeu que nous avons choisi d’implémenter est le Quoridor.</text:p>
      <text:p text:style-name="Text_20_body"/>
      <text:p text:style-name="P3">La SAE (Situations d’Apprentissage et d’Evaluation) IHM (Interface Homme Machine) représente une étape essentielle du deuxième de notre cursus en informatique. Cette SAE nous offre une occasion privilégiée pour développer nos compétences en matière de travail d'équipe, de conception d'interfaces utilisateur, d'intégration d'éléments graphiques attrayants, de méthode de création de jeu, d'intelligence artificielle et d'acquisition de connaissances générales en développement logiciel.</text:p>
      <text:p text:style-name="P4">Notre objectif principal dans le cadre de ce projet consiste à créer un jeu de plateau original intitulé "Quoridor". Ce jeu offrira des défis stratégiques et tactiques passionnants tout en procurant une expérience immersive aux joueurs. Pour mener à bien ce projet, nous devrons produire différents livrables, tels que l’implémentation du jeu en mode “textuel”, l’implémentation du jeu en mode “graphique”, la réalisation de l'interface utilisateur, les tests unitaires ainsi que la documentation associée.</text:p>
      <text:p text:style-name="P4">Notre équipe est composée de plusieurs étudiants passionnés par l'informatique, avec une profonde soif d’apprendre dans les domaines que sont le développement logiciel et la programmation de manière plus globale. Chacun d'entre nous apporte des compétences uniques dans les domaines de l'algorithmique, de la conception logicielle et de la résolution de problèmes techniques. Bien qu’il existe une nette différence de niveau au départ entre certains membres du groupe, cette concentration de connaissances et d'expériences en développement nous permettra de collaborer efficacement et de relever avec succès les défis techniques qui se présenteront tout au long du projet.</text:p>
      <text:p text:style-name="P4">Dans notre choix du jeu de plateau à réaliser, plusieurs facteurs ont influencé notre décision. Tout d'abord, nous avons cherché un jeu qui nous intéressait personnellement, car nous savons que notre motivation sera un élément clé de notre réussite. De plus, nous avons souhaité un jeu qui soit suffisamment complexe pour mettre en valeur nos compétences en matière d'intelligence artificielle et de stratégie, tout en restant accessible et divertissant pour les joueurs. C’est dans l’objectif de répondre à ce cahier des charges que nous avons choisi le quoridor, en effet, la possibilité de bloquer son adversaire avec des murs nous amusait particulièrement. Cela ajoute une réelle dimension stratégique qui ne se retrouve pas dans tous les jeux de plateau en un contre un. De plus, nous ne savions pas à l’avance comment implémenter les murs, éléments clefs de ce jeu. C’est donc surtout l’envie d’apprendre qui nous a poussé à choisir ce jeu.</text:p>
      <text:p text:style-name="P4"><text:soft-page-break/>Les prochains chapitres de ce rapport présenteront en détail les différentes étapes de notre projet. Nous commencerons par présenter le jeu, puis nous parlerons de l’implémentation du jeu et des challenges que nous avons pu rencontrer durant celle-ci, nous évoquerons également la façon dont nous avons organisé notre travail. Enfin, nous conclurons ce rapport par un bilan, une rétrospective de notre expérience globale et les enseignements que nous en avons tirés tout au long du projet.</text:p>
      <text:h text:style-name="P1" text:outline-level="2">Quoridor</text:h>
      <text:p text:style-name="Text_20_body"/>
      <text:p text:style-name="P4">Quoridor est un jeu de stratégie captivant qui met à l'épreuve les compétences tactiques et la planification des joueurs. Avec son plateau de jeu de 81 tuiles carrées, disposées en damier, il offre de nombreuses possibilités de déplacements et de blocages. Chaque joueur contrôle un pion et doit naviguer à travers le plateau pour atteindre l'une des neuf tuiles situées sur le bord opposé, marquant ainsi la victoire.</text:p>
      <text:p text:style-name="P4">L'un des éléments clés de Quoridor est l'utilisation stratégique des barrières. Chaque joueur dispose de 10 barrières au début de la partie et peut les placer sur le plateau pour bloquer les déplacements des adversaires. Les barrières, constituées de plaquettes de bois de deux tuiles de longueur, peuvent être positionnées entre deux paires de tuiles, créant ainsi des obstacles et des passages étroits.</text:p>
      <text:p text:style-name="P4">La décision de placer les barrières est cruciale, car elles peuvent influencer le cours du jeu. Les joueurs doivent trouver un équilibre entre bloquer le chemin de leurs adversaires tout en préservant leurs propres options de déplacement. Il faut anticiper les mouvements de l'adversaire, prévoir les meilleures positions pour les barrières et exploiter les ouvertures laissées par l'autre joueur.</text:p>
      <text:p text:style-name="P4">Les déplacements des pions sont également importants dans Quoridor. Les joueurs peuvent déplacer leur pion d'une tuile à une tuile adjacente, en utilisant des mouvements horizontaux ou verticaux. De plus, ils ont la possibilité de sauter par-dessus les pions adverses s'il y a une tuile libre de l'autre côté. Cette mécanique ajoute une dimension stratégique supplémentaire, car les joueurs doivent évaluer les opportunités de saut et anticiper les mouvements adverses pour éviter d'être bloqués.</text:p>
      <text:p text:style-name="P4">Le jeu présente différentes stratégies possibles en fonction de l'ouverture choisie par les joueurs. L'ouverture Reed par exemple, qui consiste à placer deux barrières sur la troisième rangée, vise à bloquer rapidement le chemin de l'adversaire. L'ouverture Shiller, quant à elle, consiste à allonger <text:soft-page-break/>le chemin de l'adversaire tout en réduisant son propre chemin. Ces différentes approches stratégiques ajoutent de la profondeur au jeu et offrent des possibilités variées pour chaque partie.</text:p>
      <text:p text:style-name="P4">Quoridor a connu un succès considérable depuis sa création. Il a remporté la récompense Mind Game de Mensa en 1997, ce qui témoigne de sa qualité et de son attrait intellectuel. Il a également été élu jeu de l'année dans plusieurs pays, notamment en France, aux États-Unis, au Canada et en Belgique. Sa popularité s'explique par sa simplicité d'apprentissage, sa profondeur stratégique et la tension qu'il génère tout au long de la partie. C’est probablement le fait que ce jeu puisse être joué de manière enfantine comme de manière sérieuse qui le rend si attrayant.</text:p>
      <text:p text:style-name="P4">En résumé, Quoridor est un jeu de stratégie captivant qui met au défi les joueurs de trouver le meilleur équilibre entre les déplacements de leur pion, le placement des barrières et la prévision des mouvements adverses. Avec ses règles simples mais ses possibilités tactiques complexes, il offre une expérience de jeu riche en réflexion et en suspense. Que ce soit entre amis ou en compétition, Quoridor promet des heures de divertissement stratégique.</text:p>
      <text:p text:style-name="P2">Contraintes </text:p>
      <text:p text:style-name="Text_20_body"/>
      <text:p text:style-name="P3">Lors de la transposition du jeu Quoridor en une application, nous avons dû relever plusieurs contraintes qui ont influencé notre approche de développement :</text:p>
      <text:p text:style-name="P4">La première contrainte était l'utilisation du framework Boardifier, avec lequel nous n'étions pas familiers au départ. Bien qu’au final, il nous ait été grandement utile, cela a nécessité une phase d'apprentissage et de familiarisation rapide avec le framework afin de l'exploiter efficacement pour la création du jeu. Nous avons dû comprendre sa structure, ses fonctionnalités et ses limitations pour l'adapter à nos besoins spécifiques. Une autre contrainte importante était la création de deux intelligences artificielles (IA) pour jouer contre les joueurs humains. Nous devions concevoir des algorithmes d'IA performants, capables de prendre des décisions stratégiques et compétitives tout en étant réactifs dans un délai raisonnable. La création de ces deux IA a nécessité une compréhension approfondie des mécanismes du jeu, ainsi que des techniques d'optimisation et de recherche heuristique pour permettre des décisions intelligentes. Le paradigme MVC (Modèle-Vue-Contrôleur) était une autre contrainte imposée, qui nous a guidés dans la structuration de notre code. Nous avons dû diviser l'application en trois parties distinctes, en séparant la logique du jeu (modèle), l'interface utilisateur (vue) et la gestion des interactions (contrôleur). Cela nous a permis de développer de manière modulaire et de faciliter la maintenance et l'évolutivité de l'application. La création de deux versions du jeu a également ajouté une contrainte supplémentaire. Nous devions développer à la fois une version graphique avec JavaFX, offrant une interface visuelle immersive, et une version en mode texte plus minimaliste. Cela nécessitait une adaptation de la logique du jeu et de l'interface utilisateur pour chaque version, en veillant à maintenir la cohérence et la convivialité des deux expériences de jeu. Le temps imparti pour le <text:soft-page-break/>développement de l'application était par ailleurs limité, ce qui constituait une contrainte significative. Nous devions organiser efficacement notre travail, établir des priorités et respecter les délais fixés pour chaque étape du projet. Cela nous a demandé une bonne coordination d'équipe et une répartition des tâches équilibrée pour optimiser notre productivité. Enfin, le travail en équipe de cinq personnes, sans réel leader de projet, a posé un défi supplémentaire. Nous devions collaborer étroitement, partager nos connaissances et nos compétences, et prendre des décisions collectives pour assurer la cohérence du projet. La communication et la coordination entre les membres de l'équipe étaient essentielles pour surmonter cette contrainte et maintenir une progression harmonieuse. De plus, toutes ces contraintes s’ajoutaient à la nécessité d’implémenter toutes les règles de base du Quoridor, parfois plutôt compliquées à gérer. </text:p>
      <text:p text:style-name="P2">Choix :</text:p>
      <text:p text:style-name="Text_20_body"/>
      <text:p text:style-name="P3">Supprimer : Le terme "choix" fait référence aux différentes options ou décisions que l'utilisateur peut prendre lorsqu'il interagit avec l'application de jeu. Ces choix peuvent inclure des actions telles que sélectionner un personnage, décider de la direction à prendre, choisir une stratégie de jeu, ou effectuer des mouvements spécifiques. Ils représentent les possibilités offertes aux joueurs pour influencer le déroulement du jeu.</text:p>
      <text:p text:style-name="P4">Supprimer : D'autre part, le terme "challenge" se réfère aux difficultés ou obstacles que l'équipe de développement doit surmonter pour transposer le jeu en une application fonctionnelle. Les challenges peuvent être liés à des problèmes techniques, des contraintes de performance, des limitations matérielles, des considérations de conception, ou des obstacles spécifiques liés à l'implémentation du jeu.</text:p>
      <text:p text:style-name="Text_20_body"><text:line-break/><text:line-break/><text:line-break/><text:line-break/><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5:04:29.554157344</meta:creation-date>
    <dc:date>2023-06-11T15:06:17.153271669</dc:date>
    <meta:editing-duration>PT1M50S</meta:editing-duration>
    <meta:editing-cycles>1</meta:editing-cycles>
    <meta:document-statistic meta:table-count="0" meta:image-count="0" meta:object-count="0" meta:page-count="4" meta:paragraph-count="21" meta:word-count="1565" meta:character-count="10459" meta:non-whitespace-character-count="8907"/>
    <meta:generator>LibreOffice/7.5.2.2$Linux_X86_64 LibreOffice_project/50$Build-2</meta:generator>
  </office:meta>
</office:document-meta>
</file>